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style:style style:name="gr1" style:family="graphic">
      <style:graphic-properties draw:stroke="none" svg:stroke-color="#e6e6e6" draw:fill="solid" draw:fill-color="#e6e6e6"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aea79f" draw:fill="solid"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cc66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098in" svg:stroke-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cc6633" draw:fill="solid" draw:fill-color="#cc6633"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line text:anchor-type="paragraph" draw:z-index="1" draw:style-name="gr2" draw:text-style-name="P1" svg:x1="1.0083in" svg:y1="2.9303in" svg:x2="3.0201in" svg:y2="2.9075in"><text:p/></draw:line><draw:custom-shape text:anchor-type="paragraph" draw:z-index="0" draw:style-name="gr1" draw:text-style-name="P1" svg:width="3.3232in" svg:height="2.563in" svg:x="0.3272in" svg:y="1.4366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ellipse text:anchor-type="paragraph" draw:z-index="2" draw:style-name="gr3" draw:text-style-name="P1" svg:width="1.0878in" svg:height="0.4807in" svg:x="1.5209in" svg:y="1.2083in"><text:p/></draw:ellipse><draw:rect text:anchor-type="paragraph" draw:z-index="3" draw:style-name="gr4" draw:text-style-name="P1" svg:width="0.1461in" svg:height="0.1567in" svg:x="1.5772in" svg:y="1.7382in"><text:p/></draw:rect><draw:rect text:anchor-type="paragraph" draw:z-index="4" draw:style-name="gr4" draw:text-style-name="P1" svg:width="0.1461in" svg:height="0.1567in" svg:x="2.4626in" svg:y="1.689in"><text:p/></draw:rect><draw:rect text:anchor-type="paragraph" draw:z-index="5" draw:style-name="gr4" draw:text-style-name="P1" svg:width="0.1461in" svg:height="0.1567in" svg:x="1.952in" svg:y="2.2516in"><text:p/></draw:rect><draw:line text:anchor-type="paragraph" draw:z-index="6" draw:style-name="gr2" draw:text-style-name="P1" svg:x1="1.0083in" svg:y1="2.8972in" svg:x2="2.0146in" svg:y2="2.3035in"><text:p/></draw:line><draw:line text:anchor-type="paragraph" draw:z-index="7" draw:style-name="gr2" draw:text-style-name="P1" svg:x1="1.6917in" svg:y1="1.8106in" svg:x2="2.4626in" svg:y2="1.7827in"><text:p/></draw:line><draw:line text:anchor-type="paragraph" draw:z-index="8" draw:style-name="gr2" draw:text-style-name="P1" svg:x1="1.6409in" svg:y1="1.8555in" svg:x2="2.0146in" svg:y2="2.3035in"><text:p/></draw:line><draw:line text:anchor-type="paragraph" draw:z-index="9" draw:style-name="gr2" draw:text-style-name="P1" svg:x1="2.5524in" svg:y1="1.7516in" svg:x2="2.098in" svg:y2="2.3035in"><text:p/></draw:line><draw:line text:anchor-type="paragraph" draw:z-index="10" draw:style-name="gr2" draw:text-style-name="P1" svg:x1="2.552in" svg:y1="1.7516in" svg:x2="3.1449in" svg:y2="2.9323in"><text:p/></draw:line><draw:rect text:anchor-type="paragraph" draw:z-index="11" draw:style-name="gr5" draw:text-style-name="P1" svg:width="0.1461in" svg:height="0.1453in" svg:x="0.1071in" svg:y="0.5098in"><text:p/></draw:rect><draw:line text:anchor-type="paragraph" draw:z-index="12" draw:style-name="gr6" draw:text-style-name="P1" svg:x1="0.2681in" svg:y1="0.7535in" svg:x2="0.1008in" svg:y2="0.7535in"><text:p/></draw:line><draw:frame text:anchor-type="paragraph" draw:z-index="14" draw:style-name="gr8" draw:text-style-name="P2" svg:width="1.8016in" svg:height="1.0504in" svg:x="0.2984in" svg:y="0.0693in"><draw:text-box><text:p text:style-name="P2"><text:span text:style-name="T1">Aggregator</text:span></text:p><text:p text:style-name="P2"><text:span text:style-name="T1">Switch</text:span></text:p><text:p text:style-name="P2"><text:span text:style-name="T1">Equivalent Switch</text:span></text:p><text:p text:style-name="P2"><text:span text:style-name="T1">Switch-Switch Link</text:span></text:p><text:p text:style-name="P2"><text:span text:style-name="T1">Controller-Controller Link</text:span></text:p></draw:text-box></draw:frame><draw:line text:anchor-type="paragraph" draw:z-index="16" draw:style-name="gr2" draw:text-style-name="P1" svg:x1="1.0083in" svg:y1="3.1319in" svg:x2="3.0201in" svg:y2="3.1319in"><text:p/></draw:line><draw:rect text:anchor-type="paragraph" draw:z-index="17" draw:style-name="gr5" draw:text-style-name="P1" svg:width="0.4067in" svg:height="0.3858in" svg:x="3.0201in" svg:y="2.8307in"><text:p/></draw:rect><draw:line text:anchor-type="paragraph" draw:z-index="13" draw:style-name="gr7" draw:text-style-name="P1" svg:x1="0.0917in" svg:y1="0.9335in" svg:x2="0.2669in" svg:y2="0.9335in"><text:p/></draw:line><draw:rect text:anchor-type="paragraph" draw:z-index="15" draw:style-name="gr5" draw:text-style-name="P1" svg:width="0.4067in" svg:height="0.3858in" svg:x="0.602in" svg:y="2.8547in"><text:p/></draw:rect><draw:line text:anchor-type="paragraph" draw:z-index="18" draw:style-name="gr7" draw:text-style-name="P1" svg:x1="0.7681in" svg:y1="2.8547in" svg:x2="1.6134in" svg:y2="1.5846in"><text:p/></draw:line><draw:line text:anchor-type="paragraph" draw:z-index="19" draw:style-name="gr7" draw:text-style-name="P1" svg:x1="3.3004in" svg:y1="2.8307in" svg:x2="2.552in" svg:y2="1.548in"><text:p/></draw:line><draw:ellipse text:anchor-type="paragraph" draw:z-index="20" draw:style-name="gr3" draw:text-style-name="P1" svg:width="0.2331in" svg:height="0.1248in" svg:x="0.0661in" svg:y="0.0992in"><text:p/></draw:ellipse><draw:rect text:anchor-type="paragraph" draw:z-index="21" draw:style-name="gr4" draw:text-style-name="P1" svg:width="0.1461in" svg:height="0.1567in" svg:x="0.1071in" svg:y="0.2827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4in" style:num-format="1" style:print-orientation="portrait"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8T19:27:48</meta:creation-date>
    <dc:date>2013-11-19T10:10:44</dc:date>
    <meta:editing-duration>PT1H9M23S</meta:editing-duration>
    <meta:editing-cycles>23</meta:editing-cycles>
    <meta:generator>LibreOffice/3.5$Linux_X86_64 LibreOffice_project/350m1$Build-2</meta:generator>
    <meta:document-statistic meta:table-count="0" meta:image-count="0" meta:object-count="0" meta:page-count="1" meta:paragraph-count="0" meta:word-count="0" meta:character-count="0" meta:non-whitespace-character-count="0"/>
  </office:meta>
</office:document-meta>
</file>